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95.09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18.29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ext-properties style:font-name="Courier new"/>
    </style:style>
    <style:style style:name="ce22" style:family="table-cell" style:parent-style-name="Default">
      <style:text-properties style:font-name="Courier new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4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4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4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4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4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4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4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4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4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4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4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4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4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4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4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4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4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4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4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4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4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4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4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4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4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4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4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4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table:style-name="ce45"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table:style-name="ce45"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table:style-name="ce45"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table:style-name="ce45"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table:style-name="ce45"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table:style-name="ce45"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table:style-name="ce45"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table:style-name="ce45"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table:style-name="ce45"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UALIB-377</text:p>
          </table:table-cell>
          <table:table-cell table:style-name="ce23"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5" table:number-rows-repeated="8">
          <table:table-cell/>
          <table:table-cell table:style-name="ce23"/>
          <table:table-cell table:number-columns-repeated="7"/>
          <table:table-cell table:style-name="ce45"/>
          <table:table-cell table:number-columns-repeated="1013"/>
        </table:table-row>
        <table:table-row table:style-name="ro5" table:number-rows-repeated="1048177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391:Sheet1.B1048576 Sheet1.B1:Sheet1.B370 Sheet1.B372:Sheet1.B378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14:31:25.138733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17T14:34:03.718671220</dc:date>
    <meta:generator>LibreOffice/6.0.7.3$Linux_X86_64 LibreOffice_project/00m0$Build-3</meta:generator>
    <meta:editing-duration>PT56M16S</meta:editing-duration>
    <meta:editing-cycles>14</meta:editing-cycles>
    <meta:document-statistic meta:table-count="1" meta:cell-count="4474" meta:object-count="0"/>
    <meta:user-defined meta:name="AppVersion">16.0300</meta:user-defined>
    <meta:user-defined meta:name="Company">University Libraries</meta:user-defined>
  </office:meta>
</office:document-meta>
</file>